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9">
      <style:paragraph-properties fo:margin-left="0.5in" fo:margin-right="0in" fo:text-indent="-0.25in" style:auto-text-indent="false"/>
    </style:style>
    <style:style style:name="P2" style:family="paragraph" style:parent-style-name="Standard" style:list-style-name="WWNum5">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0">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4">
      <style:paragraph-properties fo:margin-left="0.5in" fo:margin-right="0in" fo:text-indent="-0.25in" style:auto-text-indent="false"/>
    </style:style>
    <style:style style:name="P7" style:family="paragraph" style:parent-style-name="Standard" style:list-style-name="WWNum11">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13">
      <style:paragraph-properties fo:margin-left="0.5in" fo:margin-right="0in" fo:text-indent="-0.25in" style:auto-text-indent="false"/>
    </style:style>
    <style:style style:name="P11" style:family="paragraph" style:parent-style-name="Standard" style:list-style-name="WWNum9">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5">
      <style:paragraph-properties fo:margin-left="0.5in" fo:margin-right="0in" fo:text-indent="-0.25in" style:auto-text-indent="false"/>
    </style:style>
    <style:style style:name="P14" style:family="paragraph" style:parent-style-name="Standard" style:list-style-name="WWNum17">
      <style:paragraph-properties fo:margin-left="0.5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style>
    <style:style style:name="P16" style:family="paragraph" style:parent-style-name="Standard" style:list-style-name="WWNum16">
      <style:paragraph-properties fo:margin-left="0.5in" fo:margin-right="0in" fo:text-indent="-0.25in" style:auto-text-indent="false"/>
    </style:style>
    <style:style style:name="P17" style:family="paragraph" style:parent-style-name="Standard" style:list-style-name="WWNum18">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5">
      <style:paragraph-properties fo:margin-left="1in" fo:margin-right="0in" fo:text-indent="-0.25in" style:auto-text-indent="false"/>
    </style:style>
    <style:style style:name="P21" style:family="paragraph" style:parent-style-name="Standard" style:list-style-name="WWNum2">
      <style:paragraph-properties fo:margin-left="1in" fo:margin-right="0in" fo:text-indent="-0.25in" style:auto-text-indent="false"/>
    </style:style>
    <style:style style:name="P22" style:family="paragraph" style:parent-style-name="Standard" style:list-style-name="WWNum6">
      <style:paragraph-properties fo:margin-left="1in" fo:margin-right="0in" fo:text-indent="-0.25in" style:auto-text-indent="false"/>
    </style:style>
    <style:style style:name="P23" style:family="paragraph" style:parent-style-name="Standard" style:list-style-name="WWNum11">
      <style:paragraph-properties fo:margin-left="1in" fo:margin-right="0in" fo:text-indent="-0.25in" style:auto-text-indent="false"/>
    </style:style>
    <style:style style:name="P24" style:family="paragraph" style:parent-style-name="Standard" style:list-style-name="WWNum8">
      <style:paragraph-properties fo:margin-left="1in" fo:margin-right="0in" fo:text-indent="-0.25in" style:auto-text-indent="false"/>
    </style:style>
    <style:style style:name="P25" style:family="paragraph" style:parent-style-name="Standard" style:list-style-name="WWNum18">
      <style:paragraph-properties fo:margin-left="1in" fo:margin-right="0in" fo:text-indent="-0.25in" style:auto-text-indent="false"/>
    </style:style>
    <style:style style:name="P26" style:family="paragraph" style:parent-style-name="Standard">
      <style:paragraph-properties fo:margin-left="1in" fo:margin-right="0in" fo:text-indent="0in" style:auto-text-indent="false"/>
    </style:style>
    <style:style style:name="P27" style:family="paragraph" style:parent-style-name="Standard" style:list-style-name="WWNum2">
      <style:paragraph-properties fo:margin-left="1.5in" fo:margin-right="0in" fo:text-indent="-0.25in" style:auto-text-indent="false"/>
    </style:style>
    <style:style style:name="P28" style:family="paragraph" style:parent-style-name="Standard" style:list-style-name="WWNum6">
      <style:paragraph-properties fo:margin-left="1.5in" fo:margin-right="0in" fo:text-indent="-0.25in" style:auto-text-indent="false"/>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Heading_20_2">
      <style:paragraph-properties fo:margin-left="0in" fo:margin-right="0in" fo:text-indent="0in" style:auto-text-indent="false"/>
    </style:style>
    <style:style style:name="P32"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2tpu8mbrgdhd"/>Pentesting Checklist<text:line-break/></text:p>
      <text:p text:style-name="Heading_20_1"><text:bookmark text:name="_5s4fsl84qr60"/>Information Gathering</text:p>
      <text:p text:style-name="Heading_20_2"><text:bookmark text:name="_dm47lwivof02"/>Target Validation</text:p>
      <text:list xml:id="list1243226275" text:style-name="WWNum19">
        <text:list-item>
          <text:p text:style-name="P1">Whois</text:p>
        </text:list-item>
        <text:list-item>
          <text:p text:style-name="P1">Dig</text:p>
        </text:list-item>
        <text:list-item>
          <text:p text:style-name="P1">DNS recon</text:p>
        </text:list-item>
      </text:list>
      <text:p text:style-name="Heading_20_2"><text:bookmark text:name="_9370f1qx5pcn"/>Domain Registration</text:p>
      <text:list xml:id="list4224330583" text:style-name="WWNum5">
        <text:list-item>
          <text:p text:style-name="P2">Validate Ownership</text:p>
          <text:list>
            <text:list-item>
              <text:p text:style-name="P20">Whois the target</text:p>
            </text:list-item>
            <text:list-item>
              <text:p text:style-name="P20">Resolve the IP Addresses for the target domains / hosts</text:p>
            </text:list-item>
            <text:list-item>
              <text:p text:style-name="P20">Whois the IPs</text:p>
            </text:list-item>
            <text:list-item>
              <text:p text:style-name="P20">Analyze the result</text:p>
            </text:list-item>
          </text:list>
        </text:list-item>
      </text:list>
      <text:p text:style-name="P26"/>
      <text:p text:style-name="Heading_20_2"><text:bookmark text:name="_mc3a5f5r4gys"/>DNS Interrogation</text:p>
      <text:list xml:id="list763792511" text:style-name="WWNum2">
        <text:list-item>
          <text:p text:style-name="P3">Dnsdumpster.com (quick overview of a target domain’s internal footprint via DNS)</text:p>
        </text:list-item>
        <text:list-item>
          <text:p text:style-name="P3">Forward lookups</text:p>
          <text:list>
            <text:list-item>
              <text:p text:style-name="P21">Dig +nocmd example.com A +noall +answer</text:p>
            </text:list-item>
          </text:list>
        </text:list-item>
        <text:list-item>
          <text:p text:style-name="P3">Reverse lookups</text:p>
          <text:list>
            <text:list-item>
              <text:p text:style-name="P21">Dig -x &lt;ip&gt;</text:p>
            </text:list-item>
          </text:list>
        </text:list-item>
        <text:list-item>
          <text:p text:style-name="P3">Testing for Zone Transfer</text:p>
          <text:list>
            <text:list-item>
              <text:p text:style-name="P21"><text:soft-page-break/>Dig -t NS example.com +short</text:p>
            </text:list-item>
            <text:list-item>
              <text:p text:style-name="P21">Dig -t AXFR example.com @nameserver</text:p>
            </text:list-item>
          </text:list>
        </text:list-item>
        <text:list-item>
          <text:p text:style-name="P3">DNS Recon</text:p>
          <text:list>
            <text:list-item>
              <text:p text:style-name="P21">Dnsrecon -d example.com</text:p>
            </text:list-item>
          </text:list>
        </text:list-item>
        <text:list-item>
          <text:p text:style-name="P3">DNS Zone Transfer Methodology</text:p>
          <text:list>
            <text:list-item>
              <text:p text:style-name="P21">Name Server Lookup</text:p>
              <text:list>
                <text:list-item>
                  <text:p text:style-name="P27">Host -t ns example.com</text:p>
                </text:list-item>
              </text:list>
            </text:list-item>
            <text:list-item>
              <text:p text:style-name="P21">Zone transfer</text:p>
              <text:list>
                <text:list-item>
                  <text:p text:style-name="P27">Dig -t AXFR example.com @nameserver</text:p>
                </text:list-item>
              </text:list>
            </text:list-item>
          </text:list>
        </text:list-item>
      </text:list>
      <text:p text:style-name="P29"/>
      <text:p text:style-name="Heading_20_2"><text:bookmark text:name="_zhmo7syfds2d"/>OSINT Harvesting</text:p>
      <text:list xml:id="list1597266450" text:style-name="WWNum10">
        <text:list-item>
          <text:p text:style-name="P4">Recon-NG</text:p>
        </text:list-item>
        <text:list-item>
          <text:p text:style-name="P4">Maltego</text:p>
        </text:list-item>
        <text:list-item>
          <text:p text:style-name="P4">theHarvester</text:p>
        </text:list-item>
      </text:list>
      <text:p text:style-name="Standard"/>
      <text:p text:style-name="Standard"/>
      <text:p text:style-name="Heading_20_1"><text:bookmark text:name="_j6fg1rglpcgv"/>Mapping</text:p>
      <text:p text:style-name="Standard">(Gain understanding of the application from a typical user perspective)</text:p>
      <text:p text:style-name="Standard"/>
      <text:p text:style-name="Heading_20_2"><text:bookmark text:name="_5vwa9q70hnmb"/>Identify technologies</text:p>
      <text:list xml:id="list3352884389" text:style-name="WWNum6">
        <text:list-item>
          <text:p text:style-name="P5">Nmap</text:p>
          <text:list>
            <text:list-item>
              <text:p text:style-name="P22"><text:soft-page-break/>Port scanning, Service Fingerprinting, OS detection</text:p>
            </text:list-item>
            <text:list-item>
              <text:p text:style-name="P22">TCP scan - nmap -sC -sV -A -p- -T4 &lt;ip&gt; -oA nmap</text:p>
            </text:list-item>
            <text:list-item>
              <text:p text:style-name="P22">UDP scan - nmap -sC -sU -sV -A -p- -T4 &lt;ip&gt; -oA nmap</text:p>
            </text:list-item>
          </text:list>
        </text:list-item>
        <text:list-item>
          <text:p text:style-name="P5">Firefox </text:p>
          <text:list>
            <text:list-item>
              <text:p text:style-name="P22">Setup Burpsuite Proxy</text:p>
            </text:list-item>
            <text:list-item>
              <text:p text:style-name="P22">Firefox Extensions</text:p>
              <text:list>
                <text:list-item>
                  <text:p text:style-name="P28">UserAgent Switcher</text:p>
                </text:list-item>
                <text:list-item>
                  <text:p text:style-name="P28">Wappalyzer</text:p>
                </text:list-item>
                <text:list-item>
                  <text:p text:style-name="P28">FoxyProxy</text:p>
                </text:list-item>
              </text:list>
            </text:list-item>
          </text:list>
        </text:list-item>
      </text:list>
      <text:p text:style-name="P31"><text:bookmark text:name="_g0ag1bkmxyr9"/>Manual Mapping</text:p>
      <text:p text:style-name="Standard"/>
      <text:p text:style-name="P29">Visit all visible pages and links within the application to establish request / response baseline in Burpsuite’s Sitemap.</text:p>
      <text:p text:style-name="P29"/>
      <text:p text:style-name="Heading_20_2"><text:bookmark text:name="_mcjctm64vjvs"/>Automated Mapping</text:p>
      <text:p text:style-name="Standard">Use Burpsuite’s Spider</text:p>
      <text:p text:style-name="Standard"/>
      <text:p text:style-name="Heading_20_2"><text:bookmark text:name="_y1v8hskmqmqw"/>Post Mapping Analysis</text:p>
      <text:p text:style-name="Standard">Specifics to take note of </text:p>
      <text:list xml:id="list853623313" text:style-name="WWNum14">
        <text:list-item>
          <text:p text:style-name="P6">Web-Server</text:p>
        </text:list-item>
        <text:list-item>
          <text:p text:style-name="P6">Application Architecture (Tech-Stack)</text:p>
        </text:list-item>
        <text:list-item>
          <text:p text:style-name="P6">Programming Languages</text:p>
        </text:list-item>
        <text:list-item>
          <text:p text:style-name="P6"><text:soft-page-break/>Frameworks</text:p>
        </text:list-item>
        <text:list-item>
          <text:p text:style-name="P6">Design Patterns</text:p>
        </text:list-item>
      </text:list>
      <text:p text:style-name="Standard">Also make a note of areas of application where you are expected to complete a series of actions in specific order.</text:p>
      <text:p text:style-name="Standard"/>
      <text:p text:style-name="Heading_20_1"><text:bookmark text:name="_5qb3drzb06sp"/>Discovery</text:p>
      <text:p text:style-name="Standard"/>
      <text:p text:style-name="Standard">Gain understanding of the application from attacker’s perspective</text:p>
      <text:p text:style-name="Standard"/>
      <text:p text:style-name="Heading_20_2"><text:bookmark text:name="_qi4ustlrj3xr"/>Content Discovery</text:p>
      <text:list xml:id="list1514403465" text:style-name="WWNum11">
        <text:list-item>
          <text:p text:style-name="P7">Nikto</text:p>
          <text:list>
            <text:list-item>
              <text:p text:style-name="P23">Nikto -h example.com</text:p>
            </text:list-item>
          </text:list>
        </text:list-item>
        <text:list-item>
          <text:p text:style-name="P7">Forced Browsing</text:p>
          <text:list>
            <text:list-item>
              <text:p text:style-name="P23">Burpsuite’s Engagement tools - Discover Content</text:p>
            </text:list-item>
          </text:list>
        </text:list-item>
        <text:list-item>
          <text:p text:style-name="P7">Dirb</text:p>
          <text:list>
            <text:list-item>
              <text:p text:style-name="P23">Directory bruteforcing - dirb <text:a xlink:type="simple" xlink:href="http://example.com/" text:style-name="ListLabel_20_172" text:visited-style-name="ListLabel_20_172"><text:span text:style-name="T2">http://example.com/</text:span></text:a></text:p>
            </text:list-item>
          </text:list>
        </text:list-item>
        <text:list-item>
          <text:p text:style-name="P7">FUZZDB</text:p>
          <text:list>
            <text:list-item>
              <text:p text:style-name="P23">Fuzz Different UserAgents (Some apps are written to respond differently to different User-Agents and Referrer headers)</text:p>
            </text:list-item>
          </text:list>
        </text:list-item>
      </text:list>
      <text:p text:style-name="Heading_20_2"><text:bookmark text:name="_kwulne5nu325"/>Automated Discovery</text:p>
      <text:list xml:id="list2152388772" text:style-name="WWNum7">
        <text:list-item>
          <text:p text:style-name="P8">Burpsuite Passive Scanner</text:p>
        </text:list-item>
        <text:list-item>
          <text:p text:style-name="P8">Burpsuite Active Scanner</text:p>
        </text:list-item>
      </text:list>
      <text:p text:style-name="Heading_20_2"><text:bookmark text:name="_ryubm9bhfsyx"/>Configuration</text:p>
      <text:p text:style-name="Standard"><text:soft-page-break/>Testing for default configurations is a logical followup after enumerating different technologies.</text:p>
      <text:p text:style-name="Standard">A lot of frameworks ship with vulnerable pre-configured applications in order to introduce developers to their offerings. A lot of these ‘ Sample Applications’ are vulnerable out of the Box. If they exist on the same server as production server. They can be exposed to attacks.</text:p>
      <text:p text:style-name="P29"/>
      <text:p text:style-name="Heading_20_2"><text:bookmark text:name="_fdzcb1wuyiw1"/>Test for misconfigurations</text:p>
      <text:list xml:id="list3418878543" text:style-name="WWNum8">
        <text:list-item>
          <text:p text:style-name="P9">Verbose error messages.</text:p>
          <text:list>
            <text:list-item>
              <text:p text:style-name="P24">These give away useful information about database structure and web server file system.</text:p>
            </text:list-item>
            <text:list-item>
              <text:p text:style-name="P24">Explicitly Check for autofill enabled on sensitive fields</text:p>
            </text:list-item>
            <text:list-item>
              <text:p text:style-name="P24">Check for OAuth Misconfig</text:p>
            </text:list-item>
          </text:list>
        </text:list-item>
      </text:list>
      <text:p text:style-name="Heading_20_2"><text:bookmark text:name="_27tt738e78tq"/>Authentication</text:p>
      <text:list xml:id="list2955103181" text:style-name="WWNum13">
        <text:list-item>
          <text:p text:style-name="P10">Use fuzzing to discover contents</text:p>
        </text:list-item>
        <text:list-item>
          <text:p text:style-name="P10">Have a look at robots.txt</text:p>
        </text:list-item>
      </text:list>
      <text:p text:style-name="P29"/>
      <text:p text:style-name="Heading_20_2"><text:bookmark text:name="_gk4vo91y9qpx"/>Session Management</text:p>
      <text:list xml:id="list426598168" text:style-name="WWNum9">
        <text:list-item>
          <text:p text:style-name="P11">HSTS Check and other session related issues</text:p>
        </text:list-item>
        <text:list-item>
          <text:p text:style-name="P11">Can use burp sequencer to analyze the token by starting a live capture.</text:p>
        </text:list-item>
      </text:list>
      <text:p text:style-name="Heading_20_2"><text:bookmark text:name="_jf71i9hux9wv"/>Authorization</text:p>
      <text:list xml:id="list1070847091" text:style-name="WWNum4">
        <text:list-item>
          <text:p text:style-name="P12">Missing Function Level Access Control</text:p>
        </text:list-item>
        <text:list-item>
          <text:p text:style-name="P12">Insecure Direct Object Reference</text:p>
        </text:list-item>
        <text:list-item>
          <text:p text:style-name="P12">Broken Access Control</text:p>
        </text:list-item>
      </text:list>
      <text:p text:style-name="P29"/>
      <text:p text:style-name="Heading_20_2"><text:bookmark text:name="_b4g8xdniwp8"/>Testing Access Control</text:p>
      <text:list xml:id="list87545410" text:style-name="WWNum15">
        <text:list-item>
          <text:p text:style-name="P13"><text:soft-page-break/>Use Burp’s Compare Sitemaps option to compare endpoints and sitemaps of different privileged users.</text:p>
        </text:list-item>
        <text:list-item>
          <text:p text:style-name="P13">Make sure your target is added to the default session-handling rule’s scope</text:p>
        </text:list-item>
      </text:list>
      <text:p text:style-name="Standard"/>
      <text:p text:style-name="Heading_20_2"><text:bookmark text:name="_af14881sq40i"/>Data Validation Testing</text:p>
      <text:list xml:id="list4092685689" text:style-name="WWNum17">
        <text:list-item>
          <text:p text:style-name="P14">Use Burp’s Repeater</text:p>
        </text:list-item>
      </text:list>
      <text:p text:style-name="P30">Here the purpose of discovery is to simply identify the flaws, where as with exploitation we want to see how far they go. Note down the injection flaws and save the in depth testing of each one after the discovery phase.</text:p>
      <text:list xml:id="list3910027905" text:style-name="WWNum12">
        <text:list-item>
          <text:p text:style-name="P15">SQL Injection</text:p>
        </text:list-item>
        <text:list-item>
          <text:p text:style-name="P15">XSS</text:p>
        </text:list-item>
        <text:list-item>
          <text:p text:style-name="P15">XML Injection</text:p>
        </text:list-item>
        <text:list-item>
          <text:p text:style-name="P15">XXE</text:p>
        </text:list-item>
        <text:list-item>
          <text:p text:style-name="P15">Template Injection</text:p>
        </text:list-item>
        <text:list-item>
          <text:p text:style-name="P15">Command Injection</text:p>
        </text:list-item>
        <text:list-item>
          <text:p text:style-name="P15">Etc</text:p>
        </text:list-item>
      </text:list>
      <text:p text:style-name="Standard"/>
      <text:p text:style-name="Heading_20_2"><text:bookmark text:name="_4mzwj3xsp553"/>Encryption Flaws</text:p>
      <text:list xml:id="list2917954232" text:style-name="WWNum16">
        <text:list-item>
          <text:p text:style-name="P16">SSLyze - TLS / SSL implementation Analyzer.</text:p>
        </text:list-item>
        <text:list-item>
          <text:p text:style-name="P16">Qualys SSL Labs Server Test</text:p>
        </text:list-item>
      </text:list>
      <text:p text:style-name="P29"/>
      <text:p text:style-name="Heading_20_2"><text:bookmark text:name="_y39cqwbqqj3"/>DOS</text:p>
      <text:list xml:id="list3639062258" text:style-name="WWNum18">
        <text:list-item>
          <text:p text:style-name="P17">Email Bombing</text:p>
        </text:list-item>
        <text:list-item>
          <text:p text:style-name="P17">Slow Loris</text:p>
        </text:list-item>
        <text:list-item>
          <text:p text:style-name="P17"><text:soft-page-break/>Protocol Flooding</text:p>
        </text:list-item>
        <text:list-item>
          <text:p text:style-name="P17">Application Layer DOS</text:p>
        </text:list-item>
        <text:list-item>
          <text:p text:style-name="P17">Tools</text:p>
          <text:list>
            <text:list-item>
              <text:p text:style-name="P25">Anevicon</text:p>
            </text:list-item>
            <text:list-item>
              <text:p text:style-name="P25">HOIC</text:p>
            </text:list-item>
            <text:list-item>
              <text:p text:style-name="P25">JS LOIC</text:p>
            </text:list-item>
            <text:list-item>
              <text:p text:style-name="P25">Memctashed</text:p>
            </text:list-item>
            <text:list-item>
              <text:p text:style-name="P25">SlowLoris</text:p>
            </text:list-item>
            <text:list-item>
              <text:p text:style-name="P25">T50</text:p>
            </text:list-item>
            <text:list-item>
              <text:p text:style-name="P25">UFONet</text:p>
            </text:list-item>
          </text:list>
        </text:list-item>
      </text:list>
      <text:p text:style-name="P31"><text:bookmark text:name="_cusxuao1cyrg"/>Flash Applications </text:p>
      <text:list xml:id="list1634818460" text:style-name="WWNum1">
        <text:list-item>
          <text:p text:style-name="P18">Firefox Dev Tools - Dev tools built into firefox for examining, editing and debugging client side code.</text:p>
        </text:list-item>
      </text:list>
      <text:p text:style-name="P29"/>
      <text:p text:style-name="Heading_20_2"><text:bookmark text:name="_ivgrk6vn4vjk"/>Testing Web Services</text:p>
      <text:list xml:id="list2571594867" text:style-name="WWNum3">
        <text:list-item>
          <text:p text:style-name="P19">Use same above methodology and techniques listed in API Testing</text:p>
        </text:list-item>
        <text:list-item>
          <text:p text:style-name="P19">Rest API Testing</text:p>
        </text:list-item>
        <text:list-item>
          <text:p text:style-name="P19">SOAP API Testing</text:p>
        </text:list-item>
      </text:list>
      <text:p text:style-name="Standard"/>
      <text:p text:style-name="Heading_20_1"><text:bookmark text:name="_qdlxx278fmjk"/>Exploitation</text:p>
      <text:p text:style-name="Standard">Leverage the vulnerabilities found during discovery and measure how deep they go and the risk that they pose.</text:p>
      <text:p text:style-name="Standard"/>
      <text:p text:style-name="Heading_20_1"><text:bookmark text:name="_cj3e644q59iy"/><text:soft-page-break/>Report </text:p>
      <text:p text:style-name="Standard">Create a detailed report of all the issues and misconfigs found. </text:p>
      <text:p text:style-name="P29"/>
      <text:p text:style-name="Heading_20_1"><text:bookmark text:name="_u5poanr2es3b"/>Retest</text:p>
      <text:p text:style-name="P29">Retest the issues and misconfigs after they are fixed.</text:p>
      <text:p text:style-name="P29"><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1" meta:word-count="698" meta:character-count="4093" meta:non-whitespace-character-count="3606"/>
    <meta:generator>LibreOfficeDev/6.0.5.2$Linux_X86_64 LibreOffice_project/</meta:generator>
  </office:meta>
</office:document-meta>
</file>